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8.9193in"/>
    </style:style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Cashpoint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Eine einzige Tabelle erscheint guenstiger, weil sich so leichter Summen bilden lassen aus der Betragsspalte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reate table cashpoint (</text:p>
            <text:p><text:tab/>entry integer not null,<text:tab/>-- unique for the inputs, reference for the distributions</text:p>
            <text:p><text:tab/>name text not null,<text:tab/><text:tab/>-- the person involved</text:p>
            <text:p><text:tab/>amount real not null,<text:tab/>-- the amount of money, negative for distributions</text:p>
            <text:p><text:tab/>currency text,<text:tab/>-- if null it's the default currency (Euro or Dollar or ...)</text:p>
            <text:p><text:tab/>date numeric,<text:tab/>-- if null it's a distribution</text:p>
            <text:p><text:tab/>comment text<text:tab/>-- optional, for recognition</text:p>
            <text:p>);</text:p>
          </table:table-cell>
          <table:table-cell table:number-columns-repeated="1023"/>
        </table:table-row>
        <table:table-row table:style-name="ro3">
          <table:table-cell office:value-type="string">
            <text:p>Beispiel – Sue, Tom und Bob teilen Reisekosten gleichmaessig. </text:p>
            <text:p/>
            <text:p>Ein Cashpoint-Eintrag triggert jeweils eine Distribution an den Eintragenden, </text:p>
            <text:p>So dass die Gesamtsumme in der Betragsspalte immer Null ist.</text:p>
          </table:table-cell>
          <table:table-cell table:number-columns-repeated="1023"/>
        </table:table-row>
        <table:table-row table:style-name="ro4">
          <table:table-cell office:value-type="string">
            <text:p>insert into cashpoint (entry,name,amount,date,comment) values (1,'Bob',100.0,'12/24/11','gas');</text:p>
            <text:p>insert into cashpoint (entry,name,amount) values (1,'Bob',-100.0,);</text:p>
          </table:table-cell>
          <table:table-cell table:number-columns-repeated="102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5:04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har Langer</meta:initial-creator>
    <meta:creation-date>2011-10-22T08:57:57.51</meta:creation-date>
    <meta:generator>LibreOffice/3.4$Unix LibreOffice_project/340m1$Build-402</meta:generator>
    <dc:date>2011-10-24T13:18:11.56</dc:date>
    <dc:creator>Lothar Langer</dc:creator>
    <meta:editing-duration>PT37H08M23S</meta:editing-duration>
    <meta:editing-cycles>5</meta:editing-cycles>
    <meta:document-statistic meta:table-count="3" meta:cell-count="5" meta:object-count="0"/>
  </office:meta>
</office:document-meta>
</file>